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Greek" svg:font-family="'Arial Greek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4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fine-dashe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Greek" fo:font-size="8pt" fo:font-style="normal" fo:text-shadow="none" style:text-underline-style="none" fo:font-weight="normal" style:font-size-asian="8pt" style:font-style-asian="normal" style:font-weight-asian="normal" style:font-name-complex="Arial Greek" style:font-size-complex="8pt" style:font-style-complex="normal" style:font-weight-complex="normal"/>
    </style:style>
    <style:style style:name="ce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fine-dashed #000000" style:direction="ltr" style:rotation-angle="0" style:rotation-align="none" style:shrink-to-fit="false" style:vertical-align="middle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Arial Greek" fo:font-size="8pt" fo:font-style="normal" fo:text-shadow="none" style:text-underline-style="none" fo:font-weight="normal" style:font-size-asian="8pt" style:font-style-asian="normal" style:font-weight-asian="normal" style:font-name-complex="Arial Greek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fine-dashed #000000" style:direction="ltr" style:rotation-angle="0" style:rotation-align="none" style:shrink-to-fit="false" style:vertical-align="middle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Arial Greek" fo:font-size="8pt" fo:font-style="normal" fo:text-shadow="none" style:text-underline-style="none" fo:font-weight="normal" style:font-size-asian="8pt" style:font-style-asian="normal" style:font-weight-asian="normal" style:font-name-complex="Arial Greek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fo:background-color="#f8cbad" style:diagonal-bl-tr="none" style:diagonal-tl-br="none" style:text-align-source="fix" style:repeat-content="false" fo:wrap-option="no-wrap" fo:border="0.74pt fine-dashed #000000" style:direction="ltr" style:rotation-angle="0" style:rotation-align="none" style:shrink-to-fit="false" style:vertical-align="middle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Arial Greek" fo:font-size="8pt" fo:font-style="normal" fo:text-shadow="none" style:text-underline-style="none" fo:font-weight="normal" style:font-size-asian="8pt" style:font-style-asian="normal" style:font-weight-asian="normal" style:font-name-complex="Arial Greek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fo:background-color="#ffe699" style:diagonal-bl-tr="none" style:diagonal-tl-br="none" style:text-align-source="fix" style:repeat-content="false" fo:wrap-option="no-wrap" fo:border="0.74pt fine-dashed #000000" style:direction="ltr" style:rotation-angle="0" style:rotation-align="none" style:shrink-to-fit="false" style:vertical-align="middle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Arial Greek" fo:font-size="8pt" fo:font-style="normal" fo:text-shadow="none" style:text-underline-style="none" fo:font-weight="normal" style:font-size-asian="8pt" style:font-style-asian="normal" style:font-weight-asian="normal" style:font-name-complex="Arial Greek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fo:background-color="#c5e0b4" style:diagonal-bl-tr="none" style:diagonal-tl-br="none" style:text-align-source="fix" style:repeat-content="false" fo:wrap-option="no-wrap" fo:border="0.74pt fine-dashed #000000" style:direction="ltr" style:rotation-angle="0" style:rotation-align="none" style:shrink-to-fit="false" style:vertical-align="middle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Arial Greek" fo:font-size="8pt" fo:font-style="normal" fo:text-shadow="none" style:text-underline-style="none" fo:font-weight="normal" style:font-size-asian="8pt" style:font-style-asian="normal" style:font-weight-asian="normal" style:font-name-complex="Arial Greek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athimata_pada" table:style-name="ta1">
        <table:table-column table:style-name="co1" table:default-cell-style-name="ce1"/>
        <table:table-column table:style-name="co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Corralated 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Μαθηματική Ανάλυση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Γραμμική Άλγεβρα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Εισαγωγή στην Επιστήμη των Υπολογιστώ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Προγραμματισμός Υπολογιστώ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Σχεδίαση και Ανάλυση Αλγορίθμω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Φυσική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Διακριτά Μαθηματικά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Πιθανότητες και Στατιστική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Δομές Δεδομένων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Αντικειμενοστρεφής Προγραμματισμό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Ψηφιακή Σχεδίαση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Θεωρία Κυκλωμάτων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Αλγόριθμοι και Πολυπλοκότητα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Ηλεκτρονική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Βάσεις Δεδομένων Ι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Δίκτυα Υπολογιστών Ι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Λειτουργικά Συστήματα Ι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Αρχιτεκτονική Υπολογιστών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Βάσεις Δεδομένων ΙΙ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Λειτουργικά Συστήματα ΙΙ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Δίκτυα Υπολογιστών ΙΙ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Σχεδίαση Ψηφιακών Συστημάτων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Μεθοδολογίες Ανάπτυξης Εφαρμογών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Σήματα και Συστήματα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Τεχνητή Νοημοσύνη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Ανάλυση και Σχεδιασμός Πληροφοριακών Συστημάτων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Τεχνολογία Λογισμικού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Εισαγωγή στον Παράλληλο Υπολογισμό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Δικτυακός Προγραμματισμό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Αλληλεπίδραση Ανθρώπου - Υπολογιστή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Τεχνολογία Υπολογιστικών Συστημάτων 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Ψηφιακή Επεξεργασία Σήματος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Ψηφιακές Επικοινωνίε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Ασφάλεια στην Τεχνολογία της Πληροφορία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Μεταγλωττιστέ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Σχεδιασμός και Ανάπτυξη Πληροφοριακών Συστημάτων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Ανάκτηση Πληροφορία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Προηγμένη Αρχιτεκτονική Υπολογιστών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Μικροελεγκτές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Διαχείριση και Ασφάλεια Δικτύων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Προηγμένες Δικτυακές Τεχνολογίες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string" calcext:value-type="string">
            <text:p>Γλωσσική Ανάλυση και Διαχείριση Πληροφορίας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string" calcext:value-type="string">
            <text:p>Εξόρυξη Δεδομένων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Ευφυή Συστήματα &amp; Συστήματα Λήψης Αποδάσεων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string" calcext:value-type="string">
            <text:p>Γραφικά Υπολογιστών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Πληροφοριακά Συστήματα Διοίκησης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string" calcext:value-type="string">
            <text:p>Τεχνητή Όραση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Ηλεκτρονικό Εμπόριο - Επιχειρηματικότητα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string" calcext:value-type="string">
            <text:p>Επιχειρησιακή Έρευνα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Προγραμματισμός Πυρήνα Συστημάτων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Ψηφιακός Έλεγχος Συστημάτων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Σχεδίαση Ολοκληρωμένων Κυκλωμάτων VLSI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Παράλληλα Συστήματα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Ρομποτική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Μηχατρονική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5" office:value-type="string" calcext:value-type="string">
            <text:p>Δίκτυα Κινητών Επικοινωνιών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5" office:value-type="string" calcext:value-type="string">
            <text:p>Ασύρματα Δίκτυα Αισθητήρων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Τεχνολογία και Προγραμματισμός Κινητών Συσκευών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5" office:value-type="string" calcext:value-type="string">
            <text:p>Βελτιστοποίηση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Πολυμέσα και Πολυμεσικές Επικοινωνίες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string" calcext:value-type="string">
            <text:p>Νευρωνικά Δίκτυα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string" calcext:value-type="string">
            <text:p>Ποιότητα και Αξιοπιστία Λογισμικού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string" calcext:value-type="string">
            <text:p>Σχεδιασμός Παιχνιδιών και Εφαρμογών Εικονικής και Επαυξημένης Πραγματικότητας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string" calcext:value-type="string">
            <text:p>Θεωρία Παιγνίων και Εφαρμογές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Επεξεργασία Εικόνας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Ασφάλεια και Αξιοπιστία Υλικού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Μικροηλεκτρονική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Αυτόματος Έλεγχος Συστημάτων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Ενσωματωμένα Συστήματα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5" office:value-type="string" calcext:value-type="string">
            <text:p>Κατανεμημένα Συστήματα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5" office:value-type="string" calcext:value-type="string">
            <text:p>Δίκτυα Οπτικών Επικοινωνιών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5" office:value-type="string" calcext:value-type="string">
            <text:p>Ευρυζωνικά Δίκτυα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6" office:value-type="string" calcext:value-type="string">
            <text:p>Εκπαιδευτική Τεχνολογία και Διδακτική της Πληροφορικής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6" office:value-type="string" calcext:value-type="string">
            <text:p>Διαχείριση Έργων Πληροφορικής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6" office:value-type="string" calcext:value-type="string">
            <text:p>Πληροφορική και Κοινωνία - Τεχνική της Έκφρασης 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" office:value-type="string" calcext:value-type="string">
            <text:p>Δίκαιο και Κυβερνοηθική</text:p>
          </table:table-cell>
          <table:table-cell office:value-type="float" office:value="98" calcext:value-type="float">
            <text:p>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Greek" svg:font-family="'Arial Greek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l" fo:country="G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20:10:33.1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0T20:11:07.963000000</dc:date>
    <meta:editing-duration>PT16M25S</meta:editing-duration>
    <meta:editing-cycles>9</meta:editing-cycles>
    <meta:generator>LibreOffice/6.0.4.2$Windows_X86_64 LibreOffice_project/9b0d9b32d5dcda91d2f1a96dc04c645c450872bf</meta:generator>
    <meta:document-statistic meta:table-count="1" meta:cell-count="226" meta:object-count="0"/>
  </office:meta>
</office:document-meta>
</file>